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9784" officeooo:paragraph-rsid="00069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tory Structure</text:p>
      <text:p text:style-name="P1"/>
      <text:p text:style-name="P1">My proposal for directory structure is the following:</text:p>
      <text:p text:style-name="P1"/>
      <text:p text:style-name="P1">core – all the core classes used by the app</text:p>
      <text:p text:style-name="P1"><text:tab/>di – Dependency Injection</text:p>
      <text:p text:style-name="P1"><text:tab/>etc – Everything else that cannot fit into a category</text:p>
      <text:p text:style-name="P1"><text:tab/>..</text:p>
      <text:p text:style-name="P1">feature – the specific features that the app provides like: elements, pictures, organizer, etc.</text:p>
      <text:p text:style-name="P1"><text:tab/>elements – all elements related features</text:p>
      <text:p text:style-name="P1"><text:tab/>..</text:p>
      <text:p text:style-name="P1"/>
      <text:p text:style-name="P1"/>
      <text:p text:style-name="P1">Use Cases</text:p>
      <text:p text:style-name="P1"/>
      <text:p text:style-name="P1">Dependencies and Dagg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0T13:26:35.111596663</meta:creation-date>
    <dc:date>2021-04-20T13:34:22.119899375</dc:date>
    <meta:editing-duration>PT7M48S</meta:editing-duration>
    <meta:editing-cycles>1</meta:editing-cycles>
    <meta:document-statistic meta:table-count="0" meta:image-count="0" meta:object-count="0" meta:page-count="1" meta:paragraph-count="11" meta:word-count="56" meta:character-count="369" meta:non-whitespace-character-count="314"/>
    <meta:generator>LibreOffice/7.1.0.3$Linux_X86_64 LibreOffice_project/f6099ecf3d29644b5008cc8f48f42f4a40986e4c</meta:generator>
  </office:meta>
</office:document-meta>
</file>